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list-style-name="L1">
      <style:text-properties officeooo:paragraph-rsid="00183943"/>
    </style:style>
    <style:style style:name="P2" style:family="paragraph" style:parent-style-name="Text_20_body" style:list-style-name="L1">
      <style:text-properties officeooo:paragraph-rsid="001a5633"/>
    </style:style>
    <style:style style:name="P3" style:family="paragraph" style:parent-style-name="Text_20_body" style:list-style-name="L1">
      <style:text-properties officeooo:paragraph-rsid="00242c0f"/>
    </style:style>
    <style:style style:name="P4" style:family="paragraph" style:parent-style-name="Text_20_body" style:list-style-name="L1">
      <style:text-properties officeooo:rsid="002e6b7c" officeooo:paragraph-rsid="002e6b7c"/>
    </style:style>
    <style:style style:name="P5" style:family="paragraph" style:parent-style-name="Text_20_body" style:list-style-name="L1">
      <style:text-properties officeooo:rsid="001908d6" officeooo:paragraph-rsid="00301d67"/>
    </style:style>
    <style:style style:name="P6" style:family="paragraph" style:parent-style-name="Text_20_body" style:list-style-name="L1">
      <style:text-properties officeooo:rsid="001908d6" officeooo:paragraph-rsid="001908d6"/>
    </style:style>
    <style:style style:name="P7" style:family="paragraph" style:parent-style-name="Text_20_body" style:list-style-name="L1">
      <style:text-properties officeooo:rsid="002aafd4" officeooo:paragraph-rsid="002aafd4"/>
    </style:style>
    <style:style style:name="P8" style:family="paragraph" style:parent-style-name="Text_20_body" style:list-style-name="L1">
      <style:text-properties fo:font-weight="bold" officeooo:rsid="0028c8db" officeooo:paragraph-rsid="0028c8db" style:font-weight-asian="bold" style:font-weight-complex="bold"/>
    </style:style>
    <style:style style:name="P9" style:family="paragraph" style:parent-style-name="Text_20_body" style:list-style-name="L3">
      <style:text-properties fo:font-weight="bold" officeooo:rsid="0014b93a" officeooo:paragraph-rsid="0014b93a" style:font-weight-asian="bold" style:font-weight-complex="bold"/>
    </style:style>
    <style:style style:name="P10" style:family="paragraph" style:parent-style-name="Text_20_body" style:list-style-name="L1">
      <style:text-properties officeooo:rsid="001fe5f6" officeooo:paragraph-rsid="001fe5f6"/>
    </style:style>
    <style:style style:name="P11" style:family="paragraph" style:parent-style-name="Text_20_body" style:list-style-name="L1">
      <style:text-properties officeooo:rsid="002612cb" officeooo:paragraph-rsid="002612cb"/>
    </style:style>
    <style:style style:name="P12" style:family="paragraph" style:parent-style-name="Text_20_body" style:list-style-name="L1">
      <style:text-properties officeooo:rsid="00261d90" officeooo:paragraph-rsid="00261d90"/>
    </style:style>
    <style:style style:name="P13" style:family="paragraph" style:parent-style-name="Text_20_body" style:list-style-name="L1">
      <style:text-properties officeooo:rsid="002b5930" officeooo:paragraph-rsid="002b5930"/>
    </style:style>
    <style:style style:name="P14" style:family="paragraph" style:parent-style-name="Text_20_body" style:list-style-name="L2">
      <style:text-properties officeooo:rsid="0014c095" officeooo:paragraph-rsid="0014c095"/>
    </style:style>
    <style:style style:name="P15" style:family="paragraph" style:parent-style-name="Text_20_body" style:list-style-name="L3">
      <style:text-properties officeooo:paragraph-rsid="000f4b21"/>
    </style:style>
    <style:style style:name="P16" style:family="paragraph" style:parent-style-name="Text_20_body" style:list-style-name="L3">
      <style:text-properties officeooo:paragraph-rsid="00106d3f"/>
    </style:style>
    <style:style style:name="P17" style:family="paragraph" style:parent-style-name="Text_20_body" style:list-style-name="L3">
      <style:text-properties officeooo:paragraph-rsid="00141a00"/>
    </style:style>
    <style:style style:name="P18" style:family="paragraph" style:parent-style-name="Text_20_body" style:list-style-name="L3">
      <style:text-properties officeooo:rsid="00139627" officeooo:paragraph-rsid="00139627"/>
    </style:style>
    <style:style style:name="P19" style:family="paragraph" style:parent-style-name="Text_20_body" style:list-style-name="L3">
      <style:text-properties officeooo:rsid="00141ab5" officeooo:paragraph-rsid="00141ab5"/>
    </style:style>
    <style:style style:name="P20" style:family="paragraph" style:parent-style-name="Text_20_body" style:list-style-name="L4">
      <style:text-properties officeooo:paragraph-rsid="0007b172"/>
    </style:style>
    <style:style style:name="P21" style:family="paragraph" style:parent-style-name="Text_20_body" style:list-style-name="L4">
      <style:text-properties officeooo:rsid="0007b172" officeooo:paragraph-rsid="0007b172"/>
    </style:style>
    <style:style style:name="P22" style:family="paragraph" style:parent-style-name="Text_20_body" style:list-style-name="L4">
      <style:text-properties officeooo:rsid="000eed2d" officeooo:paragraph-rsid="000eed2d"/>
    </style:style>
    <style:style style:name="P23" style:family="paragraph" style:parent-style-name="Heading_20_1">
      <style:text-properties officeooo:rsid="0007b172"/>
    </style:style>
    <style:style style:name="P24" style:family="paragraph" style:parent-style-name="Heading_20_2">
      <style:text-properties officeooo:rsid="0016fbbe" officeooo:paragraph-rsid="0016fbbe"/>
    </style:style>
    <style:style style:name="P25" style:family="paragraph" style:parent-style-name="Heading_20_2">
      <style:text-properties officeooo:rsid="0014c095"/>
    </style:style>
    <style:style style:name="P26" style:family="paragraph" style:parent-style-name="Heading_20_2">
      <style:text-properties officeooo:rsid="000f4b21"/>
    </style:style>
    <style:style style:name="P27" style:family="paragraph" style:parent-style-name="Heading_20_2">
      <style:text-properties officeooo:rsid="0007b172"/>
    </style:style>
    <style:style style:name="T1" style:family="text">
      <style:text-properties fo:font-weight="bold" style:font-weight-asian="bold" style:font-weight-complex="bold"/>
    </style:style>
    <style:style style:name="T2" style:family="text">
      <style:text-properties fo:font-weight="bold" officeooo:rsid="0007b172" style:font-weight-asian="bold" style:font-weight-complex="bold"/>
    </style:style>
    <style:style style:name="T3" style:family="text">
      <style:text-properties fo:font-weight="bold" officeooo:rsid="00141a00" style:font-weight-asian="bold" style:font-weight-complex="bold"/>
    </style:style>
    <style:style style:name="T4" style:family="text">
      <style:text-properties fo:font-weight="bold" officeooo:rsid="00242c0f" style:font-weight-asian="bold" style:font-weight-complex="bold"/>
    </style:style>
    <style:style style:name="T5" style:family="text">
      <style:text-properties fo:font-weight="bold" officeooo:rsid="00183943" style:font-weight-asian="bold" style:font-weight-complex="bold"/>
    </style:style>
    <style:style style:name="T6" style:family="text">
      <style:text-properties officeooo:rsid="000786fb"/>
    </style:style>
    <style:style style:name="T7" style:family="text">
      <style:text-properties officeooo:rsid="0007b172"/>
    </style:style>
    <style:style style:name="T8" style:family="text">
      <style:text-properties officeooo:rsid="000f4b21"/>
    </style:style>
    <style:style style:name="T9" style:family="text">
      <style:text-properties officeooo:rsid="00106d3f"/>
    </style:style>
    <style:style style:name="T10" style:family="text">
      <style:text-properties officeooo:rsid="00125f61"/>
    </style:style>
    <style:style style:name="T11" style:family="text">
      <style:text-properties officeooo:rsid="00141a00"/>
    </style:style>
    <style:style style:name="T12" style:family="text">
      <style:text-properties officeooo:rsid="00183943"/>
    </style:style>
    <style:style style:name="T13" style:family="text">
      <style:text-properties officeooo:rsid="001a5633"/>
    </style:style>
    <style:style style:name="T14" style:family="text">
      <style:text-properties officeooo:rsid="001d0545"/>
    </style:style>
    <style:style style:name="T15" style:family="text">
      <style:text-properties officeooo:rsid="00242c0f"/>
    </style:style>
    <style:style style:name="T16" style:family="text">
      <style:text-properties officeooo:rsid="00301d67"/>
    </style:style>
    <style:style style:name="T17" style:family="text">
      <style:text-properties officeooo:rsid="00306d80"/>
    </style:style>
    <style:style style:name="T18" style:family="text">
      <style:text-properties officeooo:rsid="00325284"/>
    </style:style>
    <style:style style:name="T19" style:family="text">
      <style:text-properties officeooo:rsid="0033a5d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Austrian</text:a> project, sponsored by an Austra<text:span text:style-name="T1">lian</text:span> wine company called <text:a xlink:type="simple" xlink:href="http://www.debortoli.com.au/">De Bortoli Wines</text:a>. Thank you!</text:p>
      <text:p text:style-name="Text_20_body">More information <text:span text:style-name="T6">at </text:span><text:a xlink:type="simple" xlink:href="http://reader.tomtasche.at/">reader.tomtasche.at</text:a>.</text:p>
      <text:h text:style-name="P23" text:outline-level="1">What's new</text:h>
      <text:h text:style-name="P24" text:outline-level="2">Version 2.<text:span text:style-name="T18">1</text:span><text:span text:style-name="T19">0</text:span></text:h>
      <text:list xml:id="list4993808211539302172" text:style-name="L1">
        <text:list-item>
          <text:p text:style-name="P1"><text:span text:style-name="T5">improved search</text:span><text:span text:style-name="T12"> on Jelly Bean devices</text:span></text:p>
        </text:list-item>
        <text:list-item>
          <text:p text:style-name="P4">fix zooming into documents</text:p>
        </text:list-item>
        <text:list-item>
          <text:p text:style-name="P5"><text:span text:style-name="T16">created a </text:span><text:a xlink:type="simple" xlink:href="https://plus.google.com/communities/113494011673882132018"><text:span text:style-name="T16">Google+ Community</text:span></text:a></text:p>
          <text:list>
            <text:list-item>
              <text:p text:style-name="P5"><text:span text:style-name="T16">check back often to get the latest news </text:span><text:span text:style-name="T17">about this app</text:span></text:p>
            </text:list-item>
          </text:list>
        </text:list-item>
        <text:list-item>
          <text:p text:style-name="P6">added and updated translations</text:p>
          <text:list>
            <text:list-item>
              <text:p text:style-name="P6">thanks to everybody who contributed!</text:p>
            </text:list-item>
          </text:list>
        </text:list-item>
        <text:list-item>
          <text:p text:style-name="P7">speed up startup</text:p>
        </text:list-item>
        <text:list-item>
          <text:p text:style-name="P2"><text:span text:style-name="T13">include „BugSense“ and „Google Analytics“ services to better </text:span><text:span text:style-name="T14">understand how and what features of the app you're using</text:span></text:p>
        </text:list-item>
        <text:list-item>
          <text:p text:style-name="P8">fullscreen mode</text:p>
        </text:list-item>
        <text:list-item>
          <text:p text:style-name="P10">improved In-App-Purchasing</text:p>
        </text:list-item>
        <text:list-item>
          <text:p text:style-name="P3"><text:span text:style-name="T15">add support for </text:span><text:span text:style-name="T4">Google Cloud printing</text:span></text:p>
        </text:list-item>
        <text:list-item>
          <text:p text:style-name="P11">add Share function</text:p>
          <text:list>
            <text:list-item>
              <text:p text:style-name="P12">share your documents as html</text:p>
            </text:list-item>
          </text:list>
        </text:list-item>
        <text:list-item>
          <text:p text:style-name="P13">highly experimental Text-To-Speech functionality</text:p>
        </text:list-item>
      </text:list>
      <text:h text:style-name="P25" text:outline-level="2">Version 2.9.2</text:h>
      <text:list xml:id="list3237111033041994217" text:style-name="L2">
        <text:list-item>
          <text:p text:style-name="P14">fixed decryption of documents</text:p>
          <text:list>
            <text:list-item>
              <text:p text:style-name="P14">thanks Mike!</text:p>
            </text:list-item>
          </text:list>
        </text:list-item>
      </text:list>
      <text:h text:style-name="P26" text:outline-level="2"><text:soft-page-break/>Version 2.9.1</text:h>
      <text:list xml:id="list6388833253922096837" text:style-name="L3">
        <text:list-item>
          <text:p text:style-name="P15"><text:span text:style-name="T10">y</text:span><text:span text:style-name="T8">ou guys came up with some really cool ideas, so we decided to throw in yet another quick update. Thanks for your suggestions and feedback!</text:span></text:p>
        </text:list-item>
        <text:list-item>
          <text:p text:style-name="P9">the new permission is needed for creating shortcuts on your homescreen. It's harmless. We won't create shortcuts unless you ask us to do so.</text:p>
        </text:list-item>
        <text:list-item>
          <text:p text:style-name="P16"><text:span text:style-name="T10">a</text:span><text:span text:style-name="T9">s of 2.9 we limit how much of a spreadsheet you can see. Now you can see the </text:span><text:span text:style-name="T9">whole document again if you wish to do so (hit „Reload without limit“ in the menu)</text:span></text:p>
          <text:list>
            <text:list-item>
              <text:p text:style-name="P18">thanks Cody and Roger for reporting this</text:p>
            </text:list-item>
          </text:list>
        </text:list-item>
        <text:list-item>
          <text:p text:style-name="P16"><text:span text:style-name="T9">„</text:span><text:span text:style-name="T10">Choose file from device“ has been fixed to look cleaner and not show all files twice</text:span></text:p>
          <text:list>
            <text:list-item>
              <text:p text:style-name="P18">thanks Mr. Anonymous for reporting this</text:p>
            </text:list-item>
          </text:list>
        </text:list-item>
        <text:list-item>
          <text:p text:style-name="P17"><text:span text:style-name="T11">if there's a document you have to open again and again, you can now create a shortcut on your homescreen, which starts the app </text:span><text:span text:style-name="T3">and</text:span><text:span text:style-name="T11"> automatically loads the selected document</text:span></text:p>
        </text:list-item>
        <text:list-item>
          <text:p text:style-name="P19">a few new translations – thanks to everybody who helped!</text:p>
        </text:list-item>
      </text:list>
      <text:h text:style-name="P27" text:outline-level="2">Version 2.9</text:h>
      <text:list xml:id="list195507753369120617" text:style-name="L4">
        <text:list-item>
          <text:p text:style-name="P21">as usual: performance improvements and other work under the hood</text:p>
        </text:list-item>
        <text:list-item>
          <text:p text:style-name="P20"><text:span text:style-name="T2">Irish translation</text:span><text:span text:style-name="T7">. Thanks Seanán! If you want to help translate this app into other languages, head over to </text:span><text:a xlink:type="simple" xlink:href="https://crowdin.net/project/opendocument"><text:span text:style-name="T7">crowdin.net/project/opendocument</text:span></text:a></text:p>
        </text:list-item>
        <text:list-item>
          <text:p text:style-name="P20"><text:span text:style-name="T7">basic </text:span><text:span text:style-name="T2">support for presentations</text:span><text:span text:style-name="T7"> (.odp)! We're sure there's still a lot of files which </text:span><text:span text:style-name="T7">won't display correctly, so please send us your files if you want us to improve the app.</text:span></text:p>
        </text:list-item>
        <text:list-item>
          <text:p text:style-name="P21">instead of crashing, the app now asks you for the password again if you didn't enter a valid one</text:p>
        </text:list-item>
        <text:list-item>
          <text:p text:style-name="P21">txt, jpeg and png files now open directly in the app, without uploading the files to our servers</text:p>
        </text:list-item>
        <text:list-item>
          <text:p text:style-name="P22">last and least, filepicker.io aka the „Choose device from cloud“ functionality has been dropped from this version, because, according to the statistics provided by filepicker.io, barely anybody made use of this feature. Moreover, they were not able to fix a problem lots of you guys experienced. If there's really a need for this <text:soft-page-break/>functionality, we might add it back with the next update.</text:p>
        </text:list-item>
      </text:list>
      <text:p text:style-name="Text_20_body"/>
      <text:p text:style-name="Text_20_body">We would love to hear your feedback! <text:a xlink:type="simple" xlink:href="mailto:tomtasche+reader@gmail.com">Mail us</text:a>!</text:p>
      <text:p text:style-name="Text_20_body"/>
      <text:p text:style-name="Text_20_body">Thanks for your attention!</text:p>
      <text:p text:style-name="Text_20_body">Have a very nice, open-sourcy day. :)</text:p>
      <text:p text:style-name="Text_20_body"/>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3-06-14T21:58:35</dc:date>
    <dc:creator>Thomas Taschauer</dc:creator>
    <meta:editing-duration>PT2H50M11S</meta:editing-duration>
    <meta:editing-cycles>183</meta:editing-cycles>
    <meta:generator>LibreOffice/4.0.2.2$Linux_X86_64 LibreOffice_project/400m0$Build-2</meta:generator>
    <meta:document-statistic meta:table-count="0" meta:image-count="0" meta:object-count="0" meta:page-count="3" meta:paragraph-count="43" meta:word-count="497" meta:character-count="2838" meta:non-whitespace-character-count="2413"/>
  </office:meta>
</office:document-meta>
</file>